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dac" officeooo:paragraph-rsid="00132dac"/>
    </style:style>
    <style:style style:name="P2" style:family="paragraph" style:parent-style-name="Standard">
      <style:text-properties officeooo:rsid="00132dac" officeooo:paragraph-rsid="0017a5a2"/>
    </style:style>
    <style:style style:name="P3" style:family="paragraph" style:parent-style-name="Standard">
      <style:text-properties officeooo:rsid="0017a5a2" officeooo:paragraph-rsid="0017a5a2"/>
    </style:style>
    <style:style style:name="P4" style:family="paragraph" style:parent-style-name="Standard">
      <style:text-properties officeooo:rsid="0017d3d2" officeooo:paragraph-rsid="0017d3d2"/>
    </style:style>
    <style:style style:name="T1" style:family="text">
      <style:text-properties officeooo:rsid="0014d2c6"/>
    </style:style>
    <style:style style:name="T2" style:family="text">
      <style:text-properties officeooo:rsid="0017a5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ture Research.</text:p>
      <text:p text:style-name="P1"/>
      <text:p text:style-name="P1">A potential route to further the inferences in this paper would be be investigate and perform variable selection based on the correlations between the predictors within the data. This is discussed very briefly below.</text:p>
      <text:p text:style-name="P1"/>
      <text:p text:style-name="P2">We can form the model matrix of the data provid<text:span text:style-name="T1">ing</text:span> we have converted the necessary predictors into factors. <text:span text:style-name="T1">From this model matrix which contains only binary indicator variables we can form the correlation matrix. </text:span></text:p>
      <text:p text:style-name="P2"/>
      <text:p text:style-name="P3">#### Corr matrix image plot without threshold. </text:p>
      <text:p text:style-name="P2"/>
      <text:p text:style-name="P2"><text:span text:style-name="T1">This 42x42 matrix contains a lot of information pertaining to the marginal relations of every pair of levels of predictors in the model.</text:span></text:p>
      <text:p text:style-name="P2"/>
      <text:p text:style-name="P2"><text:span text:style-name="T2">We can add threshold to the matrix to only only highlight those pairs we deem to have a significant correlation, say an absolute value greater than 0.5. With this being a symmetric matrix it is sufficient to only inspect the those correlation which lie above the main diagonal. </text:span></text:p>
      <text:p text:style-name="P2"/>
      <text:p text:style-name="P4">From the plot below we see that there are ten such pairs of predictors.</text:p>
      <text:p text:style-name="P4"/>
      <text:p text:style-name="P4">##### Corr matrix plot with thresh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22:23:39.898031007</meta:creation-date>
    <dc:date>2015-11-26T11:14:00.919540989</dc:date>
    <meta:editing-duration>PT43M17S</meta:editing-duration>
    <meta:editing-cycles>4</meta:editing-cycles>
    <meta:generator>LibreOffice/4.2.8.2$Linux_X86_64 LibreOffice_project/420m0$Build-2</meta:generator>
    <meta:document-statistic meta:table-count="0" meta:image-count="0" meta:object-count="0" meta:page-count="1" meta:paragraph-count="8" meta:word-count="168" meta:character-count="1016" meta:non-whitespace-character-count="853"/>
  </office:meta>
</office:document-meta>
</file>